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andlerMethodAdapt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MethodAdapter.AbstractHandlerMethod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MethodAdapter.handle( HttpServletRequest request , HttpServletResponse respons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MethodAdapter.getLastModified( HttpServletRequest request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MethodAdapt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MethodAdapter.supports( Object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